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ate.copolad</text:p>
          </table:table-cell>
          <table:table-cell table:style-name="ce1" office:value-type="string" calcext:value-type="string">
            <text:p>city.copolad</text:p>
          </table:table-cell>
        </table:table-row>
        <table:table-row table:style-name="ro1">
          <table:table-cell office:value-type="string" calcext:value-type="string">
            <text:p>San Salvador</text:p>
          </table:table-cell>
          <table:table-cell office:value-type="string" calcext:value-type="string">
            <text:p>Soyapango</text:p>
          </table:table-cell>
        </table:table-row>
        <table:table-row table:style-name="ro1">
          <table:table-cell office:value-type="string" calcext:value-type="string">
            <text:p>República de Panamá</text:p>
          </table:table-cell>
          <table:table-cell office:value-type="string" calcext:value-type="string">
            <text:p>Panamá</text:p>
          </table:table-cell>
        </table:table-row>
        <table:table-row table:style-name="ro1">
          <table:table-cell table:number-columns-repeated="2" office:value-type="string" calcext:value-type="string">
            <text:p>Panamá</text:p>
          </table:table-cell>
        </table:table-row>
        <table:table-row table:style-name="ro1">
          <table:table-cell table:number-columns-repeated="2" office:value-type="string" calcext:value-type="string">
            <text:p>Montevideo e Interior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table:number-columns-repeated="2" office:value-type="string" calcext:value-type="string">
            <text:p>Panamá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table:number-columns-repeated="2" office:value-type="string" calcext:value-type="string">
            <text:p>Ciudad Autónoma de Buenos Aire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table:number-columns-repeated="2" office:value-type="string" calcext:value-type="string">
            <text:p>Artigas</text:p>
          </table:table-cell>
        </table:table-row>
        <table:table-row table:style-name="ro1">
          <table:table-cell office:value-type="string" calcext:value-type="string">
            <text:p>Francisco Morazan</text:p>
          </table:table-cell>
          <table:table-cell office:value-type="string" calcext:value-type="string">
            <text:p>Tegucigalpa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Ciudad </text:p>
          </table:table-cell>
        </table:table-row>
        <table:table-row table:style-name="ro1">
          <table:table-cell table:number-columns-repeated="2" office:value-type="string" calcext:value-type="string">
            <text:p>La Habana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UAUÁ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ENHOR DO BONFIM</text:p>
          </table:table-cell>
        </table:table-row>
        <table:table-row table:style-name="ro1">
          <table:table-cell table:number-columns-repeated="2" office:value-type="string" calcext:value-type="string">
            <text:p>La Paz</text:p>
          </table:table-cell>
        </table:table-row>
        <table:table-row table:style-name="ro1">
          <table:table-cell office:value-type="string" calcext:value-type="string">
            <text:p>corrientes capital</text:p>
          </table:table-cell>
          <table:table-cell office:value-type="string" calcext:value-type="string">
            <text:p>corriente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IUDAD AUTONOMA DE BUENOS AIRES</text:p>
          </table:table-cell>
        </table:table-row>
        <table:table-row table:style-name="ro1">
          <table:table-cell office:value-type="string" calcext:value-type="string">
            <text:p>CAMPECHE </text:p>
          </table:table-cell>
          <table:table-cell office:value-type="string" calcext:value-type="string">
            <text:p>CAMPECHE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SAN FELIPE ORIZATLÁ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IXQUIMILPA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ULA DE ALLENDE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MINATITLAN</text:p>
          </table:table-cell>
        </table:table-row>
        <table:table-row table:style-name="ro1">
          <table:table-cell office:value-type="string" calcext:value-type="string">
            <text:p>Estado de São Paulo </text:p>
          </table:table-cell>
          <table:table-cell office:value-type="string" calcext:value-type="string">
            <text:p>São Paulo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COATZACOALCOS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JOSE MARIA MOREL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NALÁ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PACHUCA DE SOTO</text:p>
          </table:table-cell>
        </table:table-row>
        <table:table-row table:style-name="ro1">
          <table:table-cell office:value-type="string" calcext:value-type="string">
            <text:p>QUINTANA ROO </text:p>
          </table:table-cell>
          <table:table-cell office:value-type="string" calcext:value-type="string">
            <text:p>BENITO JUÁREZ 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COYUCA DE BENITEZ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TECOMÁN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ORIZABA</text:p>
          </table:table-cell>
        </table:table-row>
        <table:table-row table:style-name="ro1">
          <table:table-cell office:value-type="string" calcext:value-type="string">
            <text:p>OAXACA </text:p>
          </table:table-cell>
          <table:table-cell office:value-type="string" calcext:value-type="string">
            <text:p>SANTA CRUZ XOCOTLÁN </text:p>
          </table:table-cell>
        </table:table-row>
        <table:table-row table:style-name="ro1">
          <table:table-cell office:value-type="string" calcext:value-type="string">
            <text:p>OAXACA </text:p>
          </table:table-cell>
          <table:table-cell office:value-type="string" calcext:value-type="string">
            <text:p>SAN JUAN BAUTISTA TUXTEPEC </text:p>
          </table:table-cell>
        </table:table-row>
        <table:table-row table:style-name="ro1">
          <table:table-cell office:value-type="string" calcext:value-type="string">
            <text:p>FELIPE CARRILLO PUERTO QROO</text:p>
          </table:table-cell>
          <table:table-cell office:value-type="string" calcext:value-type="string">
            <text:p>FELIPE CARRILLO PUERTO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TIERRA BLANCA</text:p>
          </table:table-cell>
        </table:table-row>
        <table:table-row table:style-name="ro1">
          <table:table-cell office:value-type="string" calcext:value-type="string">
            <text:p>San José</text:p>
          </table:table-cell>
          <table:table-cell office:value-type="string" calcext:value-type="string">
            <text:p>San Pedro Montes de Oca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TIAGO PINOTEPA NACIONAL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string" calcext:value-type="string">
            <text:p>MERIDA</text:p>
          </table:table-cell>
        </table:table-row>
        <table:table-row table:style-name="ro1">
          <table:table-cell office:value-type="string" calcext:value-type="string">
            <text:p>Puerto Escondido</text:p>
          </table:table-cell>
          <table:table-cell office:value-type="string" calcext:value-type="string">
            <text:p>Puerto Escondido oaxaca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HUAJUAPAN DE LEON</text:p>
          </table:table-cell>
        </table:table-row>
        <table:table-row table:style-name="ro1">
          <table:table-cell office:value-type="string" calcext:value-type="string">
            <text:p>QUINTANA ROO </text:p>
          </table:table-cell>
          <table:table-cell office:value-type="string" calcext:value-type="string">
            <text:p>SOLIDARIDAD 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SANTO <text:s/>DOMINGO TEHUANTEPEC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Panamá, Cárdenas (Ancón)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COATZACOALCOS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string" calcext:value-type="string">
            <text:p>MERIDA</text:p>
          </table:table-cell>
        </table:table-row>
        <table:table-row table:style-name="ro1">
          <table:table-cell office:value-type="string" calcext:value-type="string">
            <text:p>YUCATAN </text:p>
          </table:table-cell>
          <table:table-cell office:value-type="string" calcext:value-type="string">
            <text:p>MERIDA </text:p>
          </table:table-cell>
        </table:table-row>
        <table:table-row table:style-name="ro1">
          <table:table-cell table:number-columns-repeated="2" office:value-type="string" calcext:value-type="string">
            <text:p>OAXACA DE JUAREZ</text:p>
          </table:table-cell>
        </table:table-row>
        <table:table-row table:style-name="ro1">
          <table:table-cell table:number-columns-repeated="2" office:value-type="string" calcext:value-type="string">
            <text:p>VERACRUZ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string" calcext:value-type="string">
            <text:p>TIZIMIN</text:p>
          </table:table-cell>
        </table:table-row>
        <table:table-row table:style-name="ro1">
          <table:table-cell office:value-type="string" calcext:value-type="string">
            <text:p>YUCATAN </text:p>
          </table:table-cell>
          <table:table-cell office:value-type="string" calcext:value-type="string">
            <text:p>TICUL 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string" calcext:value-type="string">
            <text:p>VALLADOLID 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TULUM</text:p>
          </table:table-cell>
        </table:table-row>
        <table:table-row table:style-name="ro1">
          <table:table-cell office:value-type="string" calcext:value-type="string">
            <text:p>Capistrano</text:p>
          </table:table-cell>
          <table:table-cell office:value-type="string" calcext:value-type="string">
            <text:p>Capistrano/ Ceará</text:p>
          </table:table-cell>
        </table:table-row>
        <table:table-row table:style-name="ro1">
          <table:table-cell office:value-type="string" calcext:value-type="string">
            <text:p>QUINTANA ROO </text:p>
          </table:table-cell>
          <table:table-cell office:value-type="string" calcext:value-type="string">
            <text:p>COZUMEL </text:p>
          </table:table-cell>
        </table:table-row>
        <table:table-row table:style-name="ro1">
          <table:table-cell office:value-type="string" calcext:value-type="string">
            <text:p>Francisco Morazan</text:p>
          </table:table-cell>
          <table:table-cell office:value-type="string" calcext:value-type="string">
            <text:p>Tegucigalpa</text:p>
          </table:table-cell>
        </table:table-row>
        <table:table-row table:style-name="ro1">
          <table:table-cell office:value-type="string" calcext:value-type="string">
            <text:p>Francisco Morazán</text:p>
          </table:table-cell>
          <table:table-cell office:value-type="string" calcext:value-type="string">
            <text:p>Tegucigalpa</text:p>
          </table:table-cell>
        </table:table-row>
        <table:table-row table:style-name="ro1">
          <table:table-cell table:number-columns-repeated="2" office:value-type="string" calcext:value-type="string">
            <text:p>Chetumal</text:p>
          </table:table-cell>
        </table:table-row>
        <table:table-row table:style-name="ro1">
          <table:table-cell table:number-columns-repeated="2" office:value-type="string" calcext:value-type="string">
            <text:p>COSAMALOAPAN</text:p>
          </table:table-cell>
        </table:table-row>
        <table:table-row table:style-name="ro1">
          <table:table-cell office:value-type="string" calcext:value-type="string">
            <text:p>VERACRUZ </text:p>
          </table:table-cell>
          <table:table-cell office:value-type="string" calcext:value-type="string">
            <text:p>MARTÍNEZ DE LA TORRE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CALPULALPAN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TUXPAN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ECATEPEC DE MORELOS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ECATEPEC DE MORELOS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SAN ANDRES TUXTLA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ECATEPEC DE MORELOS 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IXTAPALUCA</text:p>
          </table:table-cell>
        </table:table-row>
        <table:table-row table:style-name="ro1">
          <table:table-cell office:value-type="string" calcext:value-type="string">
            <text:p>Francisco Morazán</text:p>
          </table:table-cell>
          <table:table-cell office:value-type="string" calcext:value-type="string">
            <text:p>Tegucigalpa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NEZAHUALCÓYOTL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UAUTITLÁN</text:p>
          </table:table-cell>
        </table:table-row>
        <table:table-row table:style-name="ro1">
          <table:table-cell table:number-columns-repeated="2" office:value-type="string" calcext:value-type="string">
            <text:p>CIUDAD DEL CARMEN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VALLE DE CHALCO SOLIDARIDAD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NEZAHUALCÓYOTL</text:p>
          </table:table-cell>
        </table:table-row>
        <table:table-row table:style-name="ro1">
          <table:table-cell office:value-type="string" calcext:value-type="string">
            <text:p>CAMPECHE </text:p>
          </table:table-cell>
          <table:table-cell office:value-type="string" calcext:value-type="string">
            <text:p>ESCÁRCEGA </text:p>
          </table:table-cell>
        </table:table-row>
        <table:table-row table:style-name="ro1">
          <table:table-cell table:number-columns-repeated="2"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CHILPANCINGO DE LOS BRAVO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TECOMAN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EPEAPULCO</text:p>
          </table:table-cell>
        </table:table-row>
        <table:table-row table:style-name="ro1">
          <table:table-cell office:value-type="string" calcext:value-type="string">
            <text:p>Cortes</text:p>
          </table:table-cell>
          <table:table-cell office:value-type="string" calcext:value-type="string">
            <text:p>San Pedro Sula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IXTLAN DEL RIO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CAPULCO DE JUÁREZ 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CAPULCO DE JUÁREZ </text:p>
          </table:table-cell>
        </table:table-row>
        <table:table-row table:style-name="ro1">
          <table:table-cell office:value-type="string" calcext:value-type="string">
            <text:p>QUINTANA ROO </text:p>
          </table:table-cell>
          <table:table-cell office:value-type="string" calcext:value-type="string">
            <text:p>FELIPE CARRILLO PUERTO 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TLAPA DE COMONFORT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PUNGARABATO 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ZIHUATANEJO DE AZUETA 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OMETEPEC</text:p>
          </table:table-cell>
        </table:table-row>
        <table:table-row table:style-name="ro1">
          <table:table-cell table:number-columns-repeated="2" office:value-type="string" calcext:value-type="string">
            <text:p>Rivera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CIUDAD VALLES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SOLEDAD DE GRACIANO SANCHEZ</text:p>
          </table:table-cell>
        </table:table-row>
        <table:table-row table:style-name="ro1">
          <table:table-cell table:number-columns-repeated="2" office:value-type="string" calcext:value-type="string">
            <text:p>MATEHUALA</text:p>
          </table:table-cell>
        </table:table-row>
        <table:table-row table:style-name="ro1">
          <table:table-cell office:value-type="string" calcext:value-type="string">
            <text:p>GUERRERO </text:p>
          </table:table-cell>
          <table:table-cell office:value-type="string" calcext:value-type="string">
            <text:p>TAXCO DE ALARCÓN </text:p>
          </table:table-cell>
        </table:table-row>
        <table:table-row table:style-name="ro1">
          <table:table-cell office:value-type="string" calcext:value-type="string">
            <text:p>MICHOACÁN </text:p>
          </table:table-cell>
          <table:table-cell office:value-type="string" calcext:value-type="string">
            <text:p>LAZÁRO CÁRDENAS 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ABORCA</text:p>
          </table:table-cell>
        </table:table-row>
        <table:table-row table:style-name="ro1">
          <table:table-cell office:value-type="string" calcext:value-type="string">
            <text:p>OAXACA </text:p>
          </table:table-cell>
          <table:table-cell office:value-type="string" calcext:value-type="string">
            <text:p>SAN PEDRO MIXTEPEC DTO 22</text:p>
          </table:table-cell>
        </table:table-row>
        <table:table-row table:style-name="ro1">
          <table:table-cell table:number-columns-repeated="2" office:value-type="string" calcext:value-type="string">
            <text:p>COLIMA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NEZAHUALCOYOTL</text:p>
          </table:table-cell>
        </table:table-row>
        <table:table-row table:style-name="ro1">
          <table:table-cell office:value-type="string" calcext:value-type="string">
            <text:p>ESATADO DE MÉXICO</text:p>
          </table:table-cell>
          <table:table-cell office:value-type="string" calcext:value-type="string">
            <text:p>TLALNEPANTLA</text:p>
          </table:table-cell>
        </table:table-row>
        <table:table-row table:style-name="ro1">
          <table:table-cell office:value-type="string" calcext:value-type="string">
            <text:p>DURANGO </text:p>
          </table:table-cell>
          <table:table-cell office:value-type="string" calcext:value-type="string">
            <text:p>GÓMEZ PALACIOS 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AGUA PRIETA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IGUALA DE LA INDEPENDENCIA</text:p>
          </table:table-cell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Gómez Palacio Durango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POZA RICA DE HIDALGO</text:p>
          </table:table-cell>
        </table:table-row>
        <table:table-row table:style-name="ro1">
          <table:table-cell table:number-columns-repeated="2" office:value-type="string" calcext:value-type="string">
            <text:p>TIJUANA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SALINAS DE HIDALGO</text:p>
          </table:table-cell>
        </table:table-row>
        <table:table-row table:style-name="ro1">
          <table:table-cell office:value-type="string" calcext:value-type="string">
            <text:p>QUINTANA ROO </text:p>
          </table:table-cell>
          <table:table-cell office:value-type="string" calcext:value-type="string">
            <text:p>OTHÓN P. BLANCO 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OLUCA</text:p>
          </table:table-cell>
        </table:table-row>
        <table:table-row table:style-name="ro1">
          <table:table-cell table:number-columns-repeated="2" office:value-type="string" calcext:value-type="string">
            <text:p>Chulotec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uenca de Casavalle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NAUCALPAN DE JUÁREZ</text:p>
          </table:table-cell>
        </table:table-row>
        <table:table-row table:style-name="ro1">
          <table:table-cell office:value-type="string" calcext:value-type="string">
            <text:p>DURANGO </text:p>
          </table:table-cell>
          <table:table-cell office:value-type="string" calcext:value-type="string">
            <text:p>SANTIAGO PAPASQUIARO 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RIOVERDE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<text:s/>FRESNILLO</text:p>
          </table:table-cell>
        </table:table-row>
        <table:table-row table:style-name="ro1">
          <table:table-cell table:number-columns-repeated="2" office:value-type="string" calcext:value-type="string">
            <text:p>Loreto</text:p>
          </table:table-cell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string" calcext:value-type="string">
            <text:p>TAMAZUNCHALE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MULEGÉ</text:p>
          </table:table-cell>
        </table:table-row>
        <table:table-row table:style-name="ro1">
          <table:table-cell office:value-type="string" calcext:value-type="string">
            <text:p>San José de Mayo</text:p>
          </table:table-cell>
          <table:table-cell office:value-type="string" calcext:value-type="string">
            <text:p>San José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XALAPA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OLUCA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ATIZAPÁN DE ZARAGOZA</text:p>
          </table:table-cell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BENITO JUÁREZ 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MECA 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IXTAPALUC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MEXICALI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MEXICALI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MEXICALI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MEXICALI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ECATEPEC</text:p>
          </table:table-cell>
        </table:table-row>
        <table:table-row table:style-name="ro1">
          <table:table-cell office:value-type="string" calcext:value-type="string">
            <text:p>ESTADO DE MÉXICO </text:p>
          </table:table-cell>
          <table:table-cell office:value-type="string" calcext:value-type="string">
            <text:p>ATLACOMULCO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VALLE DE BRAVO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TLALNEPANTLA DE BAZ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CHIMALHUACÁN</text:p>
          </table:table-cell>
        </table:table-row>
        <table:table-row table:style-name="ro1">
          <table:table-cell office:value-type="string" calcext:value-type="string">
            <text:p>ECATEPEC DE MORELOS</text:p>
          </table:table-cell>
          <table:table-cell office:value-type="string" calcext:value-type="string">
            <text:p>SAN AGUSTIN</text:p>
          </table:table-cell>
        </table:table-row>
        <table:table-row table:style-name="ro1">
          <table:table-cell table:number-columns-repeated="2" office:value-type="string" calcext:value-type="string">
            <text:p>SAN LUIS POTOSI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NEZAHUALCÓYOTL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LIBRES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BOCA DEL RÍO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NAUCALPAN DE JUÁREZ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PLAYAS DE ROSARITO 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TEHUACAN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MARTÍN TEXMELUCAN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ECATE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SAN PEDRO CHOLULA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UTLÁN DE NAVARRO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PLAYAS DE ROSARITO</text:p>
          </table:table-cell>
        </table:table-row>
        <table:table-row table:style-name="ro1">
          <table:table-cell table:number-columns-repeated="2" office:value-type="string" calcext:value-type="string">
            <text:p>PUEBLA</text:p>
          </table:table-cell>
        </table:table-row>
        <table:table-row table:style-name="ro1">
          <table:table-cell office:value-type="string" calcext:value-type="string">
            <text:p>ESTADO DE MEXICO</text:p>
          </table:table-cell>
          <table:table-cell office:value-type="string" calcext:value-type="string">
            <text:p>CAPULHUAC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ECATEPEC DE MORELOS</text:p>
          </table:table-cell>
        </table:table-row>
        <table:table-row table:style-name="ro1">
          <table:table-cell table:number-columns-repeated="2" office:value-type="string" calcext:value-type="string">
            <text:p>Estado de México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ZACATLÁN.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ARANDA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La Cruz de Carrasco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LALNEPANTLA DE BAZ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PUERTO PEÑASCO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HERMOSILLO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DOLORES HIDALGO CUNA DE LA INDEPENDENCIA NACIONAL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CHALCHICOMULA DE SESMA</text:p>
          </table:table-cell>
        </table:table-row>
        <table:table-row table:style-name="ro1">
          <table:table-cell table:number-columns-repeated="2" office:value-type="string" calcext:value-type="string">
            <text:p>NAVOJOA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AJEME</text:p>
          </table:table-cell>
        </table:table-row>
        <table:table-row table:style-name="ro1">
          <table:table-cell table:number-columns-repeated="2" office:value-type="string" calcext:value-type="string">
            <text:p>SAN LUIS RIO COLORADO</text:p>
          </table:table-cell>
        </table:table-row>
        <table:table-row table:style-name="ro1">
          <table:table-cell table:number-columns-repeated="2" office:value-type="string" calcext:value-type="string">
            <text:p>GUANAJUATO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NAUCALPAN DE JUÁR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25 de Mayo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BLA SUR</text:p>
          </table:table-cell>
        </table:table-row>
        <table:table-row table:style-name="ro1">
          <table:table-cell office:value-type="string" calcext:value-type="string">
            <text:p>Risaralda/ Pereira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HERMOSILLO</text:p>
          </table:table-cell>
        </table:table-row>
        <table:table-row table:style-name="ro1">
          <table:table-cell office:value-type="string" calcext:value-type="string">
            <text:p>ESTADO DE MÉXICO</text:p>
          </table:table-cell>
          <table:table-cell office:value-type="string" calcext:value-type="string">
            <text:p>TEJUPILCO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SALAMANCA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COLOTLÁ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MASCOTA</text:p>
          </table:table-cell>
        </table:table-row>
        <table:table-row table:style-name="ro1">
          <table:table-cell office:value-type="string" calcext:value-type="string">
            <text:p>SAN MIGUEL DE ALLENDE</text:p>
          </table:table-cell>
          <table:table-cell office:value-type="string" calcext:value-type="string">
            <text:p>GUANAJUATO</text:p>
          </table:table-cell>
        </table:table-row>
        <table:table-row table:style-name="ro1">
          <table:table-cell office:value-type="string" calcext:value-type="string">
            <text:p>JALSICO</text:p>
          </table:table-cell>
          <table:table-cell office:value-type="string" calcext:value-type="string">
            <text:p>LAGOS DE MORENO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LA HUERTA 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PUERTO VALLARTA 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OCOTLÁN</text:p>
          </table:table-cell>
        </table:table-row>
        <table:table-row table:style-name="ro1">
          <table:table-cell table:number-columns-repeated="2" office:value-type="string" calcext:value-type="string">
            <text:p>Paysandu</text:p>
          </table:table-cell>
        </table:table-row>
        <table:table-row table:style-name="ro1">
          <table:table-cell office:value-type="string" calcext:value-type="string">
            <text:p><text:s/>SONORA </text:p>
          </table:table-cell>
          <table:table-cell office:value-type="string" calcext:value-type="string">
            <text:p>NOGALES 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SAN JUAN DE LOS LAG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AMAZULA DE GORDIANO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EPATITLÁN DE MORELO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LAJOMULCO DE ZÚÑIGA</text:p>
          </table:table-cell>
        </table:table-row>
        <table:table-row table:style-name="ro1">
          <table:table-cell office:value-type="string" calcext:value-type="string">
            <text:p>Secretaria Municiapla de Saúde de Vila Velha</text:p>
          </table:table-cell>
          <table:table-cell office:value-type="string" calcext:value-type="string">
            <text:p>Rua Castelo Branco, 1841 - Jaburuna - Vila Velha - ES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LAQUEPAQUE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TONALÁ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uanajuato</text:p>
          </table:table-cell>
        </table:table-row>
        <table:table-row table:style-name="ro1">
          <table:table-cell office:value-type="string" calcext:value-type="string">
            <text:p>GUANJUATO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Celaya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TEPEACA</text:p>
          </table:table-cell>
        </table:table-row>
        <table:table-row table:style-name="ro1">
          <table:table-cell office:value-type="string" calcext:value-type="string">
            <text:p>REGION METROPOLITANA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PA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PAN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string" calcext:value-type="string">
            <text:p>ZAPOTLÁN EL GRANDE</text:p>
          </table:table-cell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PAPANTLA</text:p>
          </table:table-cell>
        </table:table-row>
        <table:table-row table:style-name="ro1">
          <table:table-cell office:value-type="string" calcext:value-type="string">
            <text:p>TABASCO 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table:number-columns-repeated="2" office:value-type="string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TABASCO </text:p>
          </table:table-cell>
          <table:table-cell office:value-type="string" calcext:value-type="string">
            <text:p>COMALCALCO 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TACOTALPA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Trelew, Comodoro Rivadavia y Puerto Madryn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GUAYMAS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Minas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PB Guarabira</text:p>
          </table:table-cell>
          <table:table-cell office:value-type="string" calcext:value-type="string">
            <text:p>Rua Lodônio Rodrigues Bulhoes <text:s/>S/N <text:s text:c="5"/>- Cordeiro - Guarabira 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MÉXICO DISTRITO FEDERAL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Gustavo A. Madero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-ALVARO OBREGON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LEGACION MILPA AL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AZCAPOTZAL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 / XOCHIMILCO-NATIVITAS</text:p>
          </table:table-cell>
        </table:table-row>
        <table:table-row table:style-name="ro1">
          <table:table-cell office:value-type="string" calcext:value-type="string">
            <text:p>MEXICO D.F</text:p>
          </table:table-cell>
          <table:table-cell office:value-type="string" calcext:value-type="string">
            <text:p>IZTAPALAPA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.F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IZTAPALAP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TLAHUAC</text:p>
          </table:table-cell>
        </table:table-row>
        <table:table-row table:style-name="ro1">
          <table:table-cell office:value-type="string" calcext:value-type="string">
            <text:p>Secretaria de Salud. Distrito Federal</text:p>
          </table:table-cell>
          <table:table-cell office:value-type="string" calcext:value-type="string">
            <text:p>Distrito Federal. Delegación Miguel Hidalg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Tlalpan</text:p>
          </table:table-cell>
        </table:table-row>
        <table:table-row table:style-name="ro1">
          <table:table-cell office:value-type="string" calcext:value-type="string">
            <text:p>Mèxico, Distrito Federal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Provincia Constitucional del Callao</text:p>
          </table:table-cell>
          <table:table-cell office:value-type="string" calcext:value-type="string">
            <text:p>Calla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Amazonas/Chachapoyas</text:p>
          </table:table-cell>
          <table:table-cell office:value-type="string" calcext:value-type="string">
            <text:p>Chachapoyas</text:p>
          </table:table-cell>
        </table:table-row>
        <table:table-row table:style-name="ro1">
          <table:table-cell table:number-columns-repeated="2" office:value-type="string" calcext:value-type="string">
            <text:p>Tacuarembó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Lima - Lima</text:p>
          </table:table-cell>
          <table:table-cell office:value-type="string" calcext:value-type="string">
            <text:p>Jesús María <text:s/>- Lima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table:number-columns-repeated="2" office:value-type="string" calcext:value-type="string">
            <text:p>Gustavo A.Mader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Melo</text:p>
          </table:table-cell>
        </table:table-row>
        <table:table-row table:style-name="ro1">
          <table:table-cell table:number-columns-repeated="2" office:value-type="string" calcext:value-type="string">
            <text:p>Florida</text:p>
          </table:table-cell>
        </table:table-row>
        <table:table-row table:style-name="ro1">
          <table:table-cell table:number-columns-repeated="2" office:value-type="string" calcext:value-type="string">
            <text:p>ARTIGAS</text:p>
          </table:table-cell>
        </table:table-row>
        <table:table-row table:style-name="ro1">
          <table:table-cell office:value-type="string" calcext:value-type="string">
            <text:p>Río Negro</text:p>
          </table:table-cell>
          <table:table-cell office:value-type="string" calcext:value-type="string">
            <text:p>Reuniones: Fray Bentos. Alcance en todo el Departament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, Localidad San Antonio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string" calcext:value-type="string">
            <text:p>Manizales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Ponte Nova</text:p>
          </table:table-cell>
        </table:table-row>
        <table:table-row table:style-name="ro1">
          <table:table-cell table:number-columns-repeated="2" office:value-type="string" calcext:value-type="string">
            <text:p>COLONIA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DEPARTAMENTO DE MALDONADO</text:p>
          </table:table-cell>
          <table:table-cell office:value-type="string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elotas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table:number-columns-repeated="2" office:value-type="string" calcext:value-type="string">
            <text:p>México, D.F.</text:p>
          </table:table-cell>
        </table:table-row>
        <table:table-row table:style-name="ro1">
          <table:table-cell office:value-type="string" calcext:value-type="string">
            <text:p>Quindio</text:p>
          </table:table-cell>
          <table:table-cell office:value-type="string" calcext:value-type="string">
            <text:p>Filandia 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Martinópolis, estado de São Paulo</text:p>
          </table:table-cell>
        </table:table-row>
        <table:table-row table:style-name="ro1">
          <table:table-cell table:number-columns-repeated="2" office:value-type="string" calcext:value-type="string">
            <text:p>Durazno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México DF</text:p>
          </table:table-cell>
        </table:table-row>
        <table:table-row table:style-name="ro1">
          <table:table-cell table:number-columns-repeated="2"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URUGUAIANA</text:p>
          </table:table-cell>
        </table:table-row>
        <table:table-row table:style-name="ro1">
          <table:table-cell office:value-type="string" calcext:value-type="string">
            <text:p>Capital de Guatamala </text:p>
          </table:table-cell>
          <table:table-cell office:value-type="string" calcext:value-type="string">
            <text:p>Guatemala 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BAURU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CARIACICA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iudad Autónoma de Buenos Aires</text:p>
          </table:table-cell>
          <table:table-cell office:value-type="string" calcext:value-type="string">
            <text:p>Ciudad de Buenos Aire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vicente lopez</text:p>
          </table:table-cell>
        </table:table-row>
        <table:table-row table:style-name="ro1">
          <table:table-cell office:value-type="string" calcext:value-type="string">
            <text:p>La Libertad</text:p>
          </table:table-cell>
          <table:table-cell office:value-type="string" calcext:value-type="string">
            <text:p>Santa Tecla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ciudad de Guatemala</text:p>
          </table:table-cell>
        </table:table-row>
        <table:table-row table:style-name="ro1">
          <table:table-cell table:number-columns-repeated="2" office:value-type="string" calcext:value-type="string">
            <text:p>Panamá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Distrito Nacional</text:p>
          </table:table-cell>
          <table:table-cell office:value-type="string" calcext:value-type="string">
            <text:p>Santo Domingo</text:p>
          </table:table-cell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Ciudad de Buenos Aires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Villavicencio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Guarn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Olivos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Santiago de Cali</text:p>
          </table:table-cell>
        </table:table-row>
        <table:table-row table:style-name="ro1">
          <table:table-cell table:number-columns-repeated="2" office:value-type="string" calcext:value-type="string">
            <text:p>Managua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acatepeuqez</text:p>
          </table:table-cell>
          <table:table-cell office:value-type="string" calcext:value-type="string">
            <text:p>San Lucas 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VILLA BOSCH</text:p>
          </table:table-cell>
        </table:table-row>
        <table:table-row table:style-name="ro1">
          <table:table-cell office:value-type="string" calcext:value-type="string">
            <text:p>Cartago</text:p>
          </table:table-cell>
          <table:table-cell office:value-type="string" calcext:value-type="string">
            <text:p>San Ramon de Tres Rios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Region Metropolitana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Ciudad Autónoma de Buenos Aires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Ciudad de México</text:p>
          </table:table-cell>
        </table:table-row>
        <table:table-row table:style-name="ro1">
          <table:table-cell office:value-type="string" calcext:value-type="string">
            <text:p>Pichincha</text:p>
          </table:table-cell>
          <table:table-cell office:value-type="string" calcext:value-type="string">
            <text:p>Quito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office:value-type="string" calcext:value-type="string">
            <text:p>BS AS </text:p>
          </table:table-cell>
          <table:table-cell office:value-type="string" calcext:value-type="string">
            <text:p>CABA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Bucaramanga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<text:s/>BUENOS AIRES</text:p>
          </table:table-cell>
        </table:table-row>
        <table:table-row table:style-name="ro1">
          <table:table-cell office:value-type="string" calcext:value-type="string">
            <text:p>ALMIRANTE BROWN - PROVINCIA DE BUENOS AIRES</text:p>
          </table:table-cell>
          <table:table-cell office:value-type="string" calcext:value-type="string">
            <text:p>MINISTRO RIVADAVIA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Bucaramanga</text:p>
          </table:table-cell>
        </table:table-row>
        <table:table-row table:style-name="ro1">
          <table:table-cell office:value-type="string" calcext:value-type="string">
            <text:p>Estado Aragua</text:p>
          </table:table-cell>
          <table:table-cell office:value-type="string" calcext:value-type="string">
            <text:p>Maracay</text:p>
          </table:table-cell>
        </table:table-row>
        <table:table-row table:style-name="ro1">
          <table:table-cell office:value-type="string" calcext:value-type="string">
            <text:p>Quindio</text:p>
          </table:table-cell>
          <table:table-cell office:value-type="string" calcext:value-type="string">
            <text:p>Calarcá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Las Condes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Irapuato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GOYA</text:p>
          </table:table-cell>
        </table:table-row>
        <table:table-row table:style-name="ro1">
          <table:table-cell table:number-columns-repeated="2" office:value-type="string" calcext:value-type="string">
            <text:p>CABA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string" calcext:value-type="string">
            <text:p>ARAPIRACA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Juazeiro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GOVERNADOR VALADARE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banfield</text:p>
          </table:table-cell>
        </table:table-row>
        <table:table-row table:style-name="ro1">
          <table:table-cell office:value-type="string" calcext:value-type="string">
            <text:p>bs as </text:p>
          </table:table-cell>
          <table:table-cell office:value-type="string" calcext:value-type="string">
            <text:p>Lujan</text:p>
          </table:table-cell>
        </table:table-row>
        <table:table-row table:style-name="ro1">
          <table:table-cell office:value-type="string" calcext:value-type="string">
            <text:p>Aeroclube</text:p>
          </table:table-cell>
          <table:table-cell office:value-type="string" calcext:value-type="string">
            <text:p>João Pesso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table:number-columns-repeated="2" office:value-type="string" calcext:value-type="string">
            <text:p>Panamá</text:p>
          </table:table-cell>
        </table:table-row>
        <table:table-row table:style-name="ro1">
          <table:table-cell office:value-type="string" calcext:value-type="string">
            <text:p>Delegación Venustiano Carranza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MONTES CLAROS 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Brasilia</text:p>
          </table:table-cell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La Paz Murillo</text:p>
          </table:table-cell>
        </table:table-row>
        <table:table-row table:style-name="ro1">
          <table:table-cell office:value-type="string" calcext:value-type="string">
            <text:p>MG - Minas Gerais </text:p>
          </table:table-cell>
          <table:table-cell office:value-type="string" calcext:value-type="string">
            <text:p>Itajubá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table:number-columns-repeated="2" office:value-type="string" calcext:value-type="string">
            <text:p>Santo Domingo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IUDAD JUAREZ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Cañada de Gomez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MORENO</text:p>
          </table:table-cell>
        </table:table-row>
        <table:table-row table:style-name="ro1">
          <table:table-cell office:value-type="string" calcext:value-type="string">
            <text:p>C.A.B.A.</text:p>
          </table:table-cell>
          <table:table-cell office:value-type="string" calcext:value-type="string">
            <text:p>Bs.As.</text:p>
          </table:table-cell>
        </table:table-row>
        <table:table-row table:style-name="ro1"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Antioquia </text:p>
          </table:table-cell>
          <table:table-cell office:value-type="string" calcext:value-type="string">
            <text:p>Medellín 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Provincia Santo Domingo Este</text:p>
          </table:table-cell>
          <table:table-cell office:value-type="string" calcext:value-type="string">
            <text:p>Santo Domingo</text:p>
          </table:table-cell>
        </table:table-row>
        <table:table-row table:style-name="ro1">
          <table:table-cell office:value-type="string" calcext:value-type="string">
            <text:p>Provincia Santo Domingo Este</text:p>
          </table:table-cell>
          <table:table-cell office:value-type="string" calcext:value-type="string">
            <text:p>Santo Domingo</text:p>
          </table:table-cell>
        </table:table-row>
        <table:table-row table:style-name="ro1">
          <table:table-cell office:value-type="string" calcext:value-type="string">
            <text:p>Pichincha</text:p>
          </table:table-cell>
          <table:table-cell office:value-type="string" calcext:value-type="string">
            <text:p>Quito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Olavarria</text:p>
          </table:table-cell>
        </table:table-row>
        <table:table-row table:style-name="ro1">
          <table:table-cell table:number-columns-repeated="2" office:value-type="string" calcext:value-type="string">
            <text:p>Salta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apital Federal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MACA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Puerto Madryn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dad. deBuenos Aires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Río Cuarto</text:p>
          </table:table-cell>
        </table:table-row>
        <table:table-row table:style-name="ro1">
          <table:table-cell office:value-type="string" calcext:value-type="string">
            <text:p>Monterrey N.L.</text:p>
          </table:table-cell>
          <table:table-cell office:value-type="string" calcext:value-type="string">
            <text:p>Nuevo León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villa rosa - pilar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capital federal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string" calcext:value-type="string">
            <text:p>Nariño</text:p>
          </table:table-cell>
          <table:table-cell office:value-type="string" calcext:value-type="string">
            <text:p>San Juan de Pasto</text:p>
          </table:table-cell>
        </table:table-row>
        <table:table-row table:style-name="ro1"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</table:table-row>
        <table:table-row table:style-name="ro1">
          <table:table-cell office:value-type="string" calcext:value-type="string">
            <text:p>Atlántico</text:p>
          </table:table-cell>
          <table:table-cell office:value-type="string" calcext:value-type="string">
            <text:p>Santo Tomá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BANFIELD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string" calcext:value-type="string">
            <text:p>Manizales</text:p>
          </table:table-cell>
        </table:table-row>
        <table:table-row table:style-name="ro1">
          <table:table-cell office:value-type="string" calcext:value-type="string">
            <text:p>Quindio</text:p>
          </table:table-cell>
          <table:table-cell office:value-type="string" calcext:value-type="string">
            <text:p>Calarca</text:p>
          </table:table-cell>
        </table:table-row>
        <table:table-row table:style-name="ro1">
          <table:table-cell office:value-type="string" calcext:value-type="string">
            <text:p>C.A.B.A.</text:p>
          </table:table-cell>
          <table:table-cell office:value-type="string" calcext:value-type="string">
            <text:p>Palerm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<text:s/>MINAS GERAIS</text:p>
          </table:table-cell>
          <table:table-cell office:value-type="string" calcext:value-type="string">
            <text:p>PASSOS/ ACLIMACAO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POÇOS DE CALDAS/ <text:s/>CENTRO 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Guacarí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Nariño</text:p>
          </table:table-cell>
          <table:table-cell office:value-type="string" calcext:value-type="string">
            <text:p>Yacuanquer </text:p>
          </table:table-cell>
        </table:table-row>
        <table:table-row table:style-name="ro1">
          <table:table-cell office:value-type="string" calcext:value-type="string">
            <text:p>Cauca</text:p>
          </table:table-cell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Godoy Cruz</text:p>
          </table:table-cell>
        </table:table-row>
        <table:table-row table:style-name="ro1"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rtago</text:p>
          </table:table-cell>
        </table:table-row>
        <table:table-row table:style-name="ro1">
          <table:table-cell office:value-type="string" calcext:value-type="string">
            <text:p>Bogotá</text:p>
          </table:table-cell>
          <table:table-cell office:value-type="string" calcext:value-type="string">
            <text:p>Cundinamarc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io Oro</text:p>
          </table:table-cell>
        </table:table-row>
        <table:table-row table:style-name="ro1">
          <table:table-cell office:value-type="string" calcext:value-type="string">
            <text:p>Valle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Andres Ibañez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string" calcext:value-type="string">
            <text:p>Distrito Federal 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table:number-columns-repeated="2" office:value-type="string" calcext:value-type="string">
            <text:p>Cochabamba</text:p>
          </table:table-cell>
        </table:table-row>
        <table:table-row table:style-name="ro1">
          <table:table-cell office:value-type="string" calcext:value-type="string">
            <text:p>Nariñ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Coyoacán 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banfield</text:p>
          </table:table-cell>
        </table:table-row>
        <table:table-row table:style-name="ro1">
          <table:table-cell office:value-type="string" calcext:value-type="string">
            <text:p>Nariño</text:p>
          </table:table-cell>
          <table:table-cell office:value-type="string" calcext:value-type="string">
            <text:p>Pasto Y Tambo Nariño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México 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Distrito Federal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Santiago de Cali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SAN ISIDRO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Pichincha</text:p>
          </table:table-cell>
          <table:table-cell office:value-type="string" calcext:value-type="string">
            <text:p>Quito </text:p>
          </table:table-cell>
        </table:table-row>
        <table:table-row table:style-name="ro1">
          <table:table-cell table:number-columns-repeated="2" office:value-type="string" calcext:value-type="string">
            <text:p>San Salvador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</table:table-row>
        <table:table-row table:style-name="ro1">
          <table:table-cell table:number-columns-repeated="2"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Bogot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Bogota D.C. </text:p>
          </table:table-cell>
          <table:table-cell office:value-type="string" calcext:value-type="string">
            <text:p>Bogota D.C.</text:p>
          </table:table-cell>
        </table:table-row>
        <table:table-row table:style-name="ro1">
          <table:table-cell office:value-type="string" calcext:value-type="string">
            <text:p>Cordillera</text:p>
          </table:table-cell>
          <table:table-cell office:value-type="string" calcext:value-type="string">
            <text:p>Atyra</text:p>
          </table:table-cell>
        </table:table-row>
        <table:table-row table:style-name="ro1">
          <table:table-cell office:value-type="string" calcext:value-type="string">
            <text:p>Cordillera</text:p>
          </table:table-cell>
          <table:table-cell office:value-type="string" calcext:value-type="string">
            <text:p>Caacupe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OURO PRETO/ PADRE FARIA 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Bogotá, D.C.</text:p>
          </table:table-cell>
          <table:table-cell office:value-type="string" calcext:value-type="string">
            <text:p>Usaquén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 - Chapinero 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ä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oronel Pringle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Tandil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VIEDMA</text:p>
          </table:table-cell>
        </table:table-row>
        <table:table-row table:style-name="ro1">
          <table:table-cell table:number-columns-repeated="2" office:value-type="string" calcext:value-type="string">
            <text:p>San Juan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San Miguel de Tucuman</text:p>
          </table:table-cell>
        </table:table-row>
        <table:table-row table:style-name="ro1">
          <table:table-cell office:value-type="string" calcext:value-type="string">
            <text:p>LUJAN DE CUYO/ MENDOZA</text:p>
          </table:table-cell>
          <table:table-cell office:value-type="string" calcext:value-type="string">
            <text:p>DRUMMOND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office:value-type="string" calcext:value-type="string">
            <text:p>Resistencia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Arroyito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Guatape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Ciudad de Buenos Aires</text:p>
          </table:table-cell>
          <table:table-cell office:value-type="string" calcext:value-type="string">
            <text:p>Capital Federal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Envigado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Rionegro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Piñeiro</text:p>
          </table:table-cell>
        </table:table-row>
        <table:table-row table:style-name="ro1">
          <table:table-cell office:value-type="string" calcext:value-type="string">
            <text:p>Cundinamarca </text:p>
          </table:table-cell>
          <table:table-cell office:value-type="string" calcext:value-type="string">
            <text:p>Bogota D.C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Distrito Capital/Cundinamarca</text:p>
          </table:table-cell>
          <table:table-cell office:value-type="string" calcext:value-type="string">
            <text:p>Bogota/Barrios Unidos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Angaco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Godoy Cruz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Rionegro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Trelew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</table:table-row>
        <table:table-row table:style-name="ro1">
          <table:table-cell office:value-type="string" calcext:value-type="string">
            <text:p>Tolima</text:p>
          </table:table-cell>
          <table:table-cell office:value-type="string" calcext:value-type="string">
            <text:p>Ibagué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Rawson</text:p>
          </table:table-cell>
        </table:table-row>
        <table:table-row table:style-name="ro1">
          <table:table-cell office:value-type="string" calcext:value-type="string">
            <text:p>capital federal</text:p>
          </table:table-cell>
          <table:table-cell office:value-type="string" calcext:value-type="string">
            <text:p>Capital Federal</text:p>
          </table:table-cell>
        </table:table-row>
        <table:table-row table:style-name="ro1">
          <table:table-cell office:value-type="string" calcext:value-type="string">
            <text:p>Capital Federal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Fernando de la Mora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a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Puerto Madryn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taugua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taugua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Rawson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Esquel 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Comodoro Rivadavia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string" calcext:value-type="string">
            <text:p>Quindío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Huiliches</text:p>
          </table:table-cell>
          <table:table-cell office:value-type="string" calcext:value-type="string">
            <text:p>Junin de los Andes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Restrep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 D. C.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Bucaramanga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San Cayetan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 D.C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San Lorenz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a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CEHAB</text:p>
          </table:table-cell>
        </table:table-row>
        <table:table-row table:style-name="ro1">
          <table:table-cell office:value-type="string" calcext:value-type="string">
            <text:p>Capital/La Pampa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salta capital</text:p>
          </table:table-cell>
        </table:table-row>
        <table:table-row table:style-name="ro1">
          <table:table-cell office:value-type="string" calcext:value-type="string">
            <text:p>Cordillera</text:p>
          </table:table-cell>
          <table:table-cell office:value-type="string" calcext:value-type="string">
            <text:p>Cabañas</text:p>
          </table:table-cell>
        </table:table-row>
        <table:table-row table:style-name="ro1">
          <table:table-cell office:value-type="string" calcext:value-type="string">
            <text:p>Cordillera</text:p>
          </table:table-cell>
          <table:table-cell office:value-type="string" calcext:value-type="string">
            <text:p>Caacupe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table:number-columns-repeated="2" office:value-type="string" calcext:value-type="string">
            <text:p>Ciudad Autónoma de Buenos Aires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office:value-type="string" calcext:value-type="string">
            <text:p>LA EDUVIGIS</text:p>
          </table:table-cell>
        </table:table-row>
        <table:table-row table:style-name="ro1">
          <table:table-cell office:value-type="string" calcext:value-type="string">
            <text:p>Paysnadu</text:p>
          </table:table-cell>
          <table:table-cell office:value-type="string" calcext:value-type="string">
            <text:p>Paysandu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oronel Suár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vellaneda</text:p>
          </table:table-cell>
        </table:table-row>
        <table:table-row table:style-name="ro1">
          <table:table-cell office:value-type="string" calcext:value-type="string">
            <text:p>Tierra del Fuego, Antartida e Islas del Atlantico Sur</text:p>
          </table:table-cell>
          <table:table-cell office:value-type="string" calcext:value-type="string">
            <text:p>Ushuaia</text:p>
          </table:table-cell>
        </table:table-row>
        <table:table-row table:style-name="ro1">
          <table:table-cell office:value-type="string" calcext:value-type="string">
            <text:p>ELDORADO /MISIONES</text:p>
          </table:table-cell>
          <table:table-cell office:value-type="string" calcext:value-type="string">
            <text:p>ELDORADO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General Pic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table:number-columns-repeated="2" office:value-type="string" calcext:value-type="string">
            <text:p>Avellaneda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D.F.</text:p>
          </table:table-cell>
          <table:table-cell office:value-type="string" calcext:value-type="string">
            <text:p>México D.F.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a/ Teusaquillo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Alejandro Korn</text:p>
          </table:table-cell>
        </table:table-row>
        <table:table-row table:style-name="ro1">
          <table:table-cell office:value-type="string" calcext:value-type="string">
            <text:p>Cundinamarca</text:p>
          </table:table-cell>
          <table:table-cell office:value-type="string" calcext:value-type="string">
            <text:p>Bogotá D.C.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Villavicencio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Palmira</text:p>
          </table:table-cell>
        </table:table-row>
        <table:table-row table:style-name="ro1">
          <table:table-cell office:value-type="string" calcext:value-type="string">
            <text:p>Nariñ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Cauca</text:p>
          </table:table-cell>
          <table:table-cell office:value-type="string" calcext:value-type="string">
            <text:p>Popayán</text:p>
          </table:table-cell>
        </table:table-row>
        <table:table-row table:style-name="ro1">
          <table:table-cell office:value-type="string" calcext:value-type="string">
            <text:p>Tolima</text:p>
          </table:table-cell>
          <table:table-cell office:value-type="string" calcext:value-type="string">
            <text:p>Ibagué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string" calcext:value-type="string">
            <text:p>Manizales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string" calcext:value-type="string">
            <text:p>Villamaría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Malargüe, Mendoza</text:p>
          </table:table-cell>
          <table:table-cell office:value-type="string" calcext:value-type="string">
            <text:p>Malargüe</text:p>
          </table:table-cell>
        </table:table-row>
        <table:table-row table:style-name="ro1">
          <table:table-cell table:number-columns-repeated="2" office:value-type="string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Libertador general San Martin - Jujuy</text:p>
          </table:table-cell>
        </table:table-row>
        <table:table-row table:style-name="ro1">
          <table:table-cell table:number-columns-repeated="2"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Santiago de Surc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SANTIAGO DE SURC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A - LIMA</text:p>
          </table:table-cell>
          <table:table-cell office:value-type="string" calcext:value-type="string">
            <text:p>PUENTE PIEDRA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PUNTA NEGRA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Florentino Ameghino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HUARAL </text:p>
          </table:table-cell>
        </table:table-row>
        <table:table-row table:style-name="ro1">
          <table:table-cell office:value-type="string" calcext:value-type="string">
            <text:p>Lima-Lima</text:p>
          </table:table-cell>
          <table:table-cell office:value-type="string" calcext:value-type="string">
            <text:p>Nocheto - Santa Anit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PIURA</text:p>
          </table:table-cell>
          <table:table-cell office:value-type="string" calcext:value-type="string">
            <text:p>CHULUCANAS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Barranc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MADRE DE DIOS</text:p>
          </table:table-cell>
          <table:table-cell office:value-type="string" calcext:value-type="string">
            <text:p>PUERTO MALDONADO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Luriganch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Miraflores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a/Lima</text:p>
          </table:table-cell>
          <table:table-cell office:value-type="string" calcext:value-type="string">
            <text:p>Lima/ Chosic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VITARTE</text:p>
          </table:table-cell>
        </table:table-row>
        <table:table-row table:style-name="ro1">
          <table:table-cell office:value-type="string" calcext:value-type="string">
            <text:p>San Martin</text:p>
          </table:table-cell>
          <table:table-cell office:value-type="string" calcext:value-type="string">
            <text:p>Tarapoto</text:p>
          </table:table-cell>
        </table:table-row>
        <table:table-row table:style-name="ro1">
          <table:table-cell office:value-type="string" calcext:value-type="string">
            <text:p>PIURA</text:p>
          </table:table-cell>
          <table:table-cell office:value-type="string" calcext:value-type="string">
            <text:p>CASTILLA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Aguachica</text:p>
          </table:table-cell>
        </table:table-row>
        <table:table-row table:style-name="ro1">
          <table:table-cell office:value-type="string" calcext:value-type="string">
            <text:p>Huila</text:p>
          </table:table-cell>
          <table:table-cell office:value-type="string" calcext:value-type="string">
            <text:p>Neiva</text:p>
          </table:table-cell>
        </table:table-row>
        <table:table-row table:style-name="ro1">
          <table:table-cell office:value-type="string" calcext:value-type="string">
            <text:p>Trujillo</text:p>
          </table:table-cell>
          <table:table-cell office:value-type="string" calcext:value-type="string">
            <text:p>Moche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Guacari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Villavicencio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Barranco</text:p>
          </table:table-cell>
        </table:table-row>
        <table:table-row table:style-name="ro1">
          <table:table-cell table:number-columns-repeated="2" office:value-type="string" calcext:value-type="string">
            <text:p>• Ciudad de Córdoba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San Juan de Miraflores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Surquillo</text:p>
          </table:table-cell>
        </table:table-row>
        <table:table-row table:style-name="ro1">
          <table:table-cell office:value-type="string" calcext:value-type="string">
            <text:p>MADRE DE DIOS</text:p>
          </table:table-cell>
          <table:table-cell office:value-type="string" calcext:value-type="string">
            <text:p>PUERTO MALDONAD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• Ciudad de Córdoba</text:p>
          </table:table-cell>
        </table:table-row>
        <table:table-row table:style-name="ro1">
          <table:table-cell office:value-type="string" calcext:value-type="string">
            <text:p><text:s/>• Prov. de Córdoba</text:p>
          </table:table-cell>
          <table:table-cell office:value-type="string" calcext:value-type="string">
            <text:p>• Ciudad de Oliva </text:p>
          </table:table-cell>
        </table:table-row>
        <table:table-row table:style-name="ro1">
          <table:table-cell office:value-type="string" calcext:value-type="string">
            <text:p>Antiquia</text:p>
          </table:table-cell>
          <table:table-cell office:value-type="string" calcext:value-type="string">
            <text:p>Medellin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Pueblo Libre / Lima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Piura / Sullana</text:p>
          </table:table-cell>
          <table:table-cell office:value-type="string" calcext:value-type="string">
            <text:p>Sullana</text:p>
          </table:table-cell>
        </table:table-row>
        <table:table-row table:style-name="ro1">
          <table:table-cell office:value-type="string" calcext:value-type="string">
            <text:p>Ucayali</text:p>
          </table:table-cell>
          <table:table-cell office:value-type="string" calcext:value-type="string">
            <text:p>Pucallpa</text:p>
          </table:table-cell>
        </table:table-row>
        <table:table-row table:style-name="ro1">
          <table:table-cell office:value-type="string" calcext:value-type="string">
            <text:p>CUSCO</text:p>
          </table:table-cell>
          <table:table-cell office:value-type="string" calcext:value-type="string">
            <text:p>DISTRITO DE SANTIAG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Florentino Ameghino</text:p>
          </table:table-cell>
        </table:table-row>
        <table:table-row table:style-name="ro1">
          <table:table-cell office:value-type="string" calcext:value-type="string">
            <text:p>Departamento Paraná, Provincia de Entre Ríos</text:p>
          </table:table-cell>
          <table:table-cell office:value-type="string" calcext:value-type="string">
            <text:p>parana</text:p>
          </table:table-cell>
        </table:table-row>
        <table:table-row table:style-name="ro1">
          <table:table-cell office:value-type="string" calcext:value-type="string">
            <text:p>Bs AS</text:p>
          </table:table-cell>
          <table:table-cell office:value-type="string" calcext:value-type="string">
            <text:p>Ciudad autonoma de buenos aires</text:p>
          </table:table-cell>
        </table:table-row>
        <table:table-row table:style-name="ro1">
          <table:table-cell table:number-columns-repeated="2"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iudad Autonoma de Buenos Aires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iudad Autonoma de Buenos Aires</text:p>
          </table:table-cell>
        </table:table-row>
        <table:table-row table:style-name="ro1">
          <table:table-cell office:value-type="string" calcext:value-type="string">
            <text:p>caba</text:p>
          </table:table-cell>
          <table:table-cell office:value-type="string" calcext:value-type="string">
            <text:p>BALDOMERO F. MORENO 1783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el carmen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El carmen</text:p>
          </table:table-cell>
        </table:table-row>
        <table:table-row table:style-name="ro1">
          <table:table-cell office:value-type="string" calcext:value-type="string">
            <text:p>SAnta fé</text:p>
          </table:table-cell>
          <table:table-cell office:value-type="string" calcext:value-type="string">
            <text:p>Santa fé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PUEBLO LIBRE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table:number-columns-repeated="2" office:value-type="string" calcext:value-type="string">
            <text:p>San juan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General Acha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Lima - Cercado de Lima</text:p>
          </table:table-cell>
        </table:table-row>
        <table:table-row table:style-name="ro1"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VILA NOVA</text:p>
          </table:table-cell>
        </table:table-row>
        <table:table-row table:style-name="ro1"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Amazonas / Chachapoyas</text:p>
          </table:table-cell>
          <table:table-cell office:value-type="string" calcext:value-type="string">
            <text:p>Chachapoyas / Chachapoyas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Las canteras Dean Funes</text:p>
          </table:table-cell>
        </table:table-row>
        <table:table-row table:style-name="ro1">
          <table:table-cell office:value-type="string" calcext:value-type="string">
            <text:p>Provincia de Neuquen</text:p>
          </table:table-cell>
          <table:table-cell office:value-type="string" calcext:value-type="string">
            <text:p>VILLA TRAFUL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Almirante Brown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table:number-columns-repeated="2" office:value-type="string" calcext:value-type="string">
            <text:p>Mendoza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rtago</text:p>
          </table:table-cell>
        </table:table-row>
        <table:table-row table:style-name="ro1">
          <table:table-cell office:value-type="string" calcext:value-type="string">
            <text:p>JUNIN / HUANCAYO</text:p>
          </table:table-cell>
          <table:table-cell office:value-type="string" calcext:value-type="string">
            <text:p>EL TAMBO - HUANCAYO</text:p>
          </table:table-cell>
        </table:table-row>
        <table:table-row table:style-name="ro1"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</table:table-row>
        <table:table-row table:style-name="ro1">
          <table:table-cell office:value-type="string" calcext:value-type="string">
            <text:p>ICA</text:p>
          </table:table-cell>
          <table:table-cell office:value-type="string" calcext:value-type="string">
            <text:p>CHINCH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NEUQUEN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NEUQUEN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PLOTTIER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El Huecu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Centenario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Neuquen capital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CIENEGUILLA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Ancash</text:p>
          </table:table-cell>
          <table:table-cell office:value-type="string" calcext:value-type="string">
            <text:p>Huaraz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Alto Hospicio / 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Pozo Almonte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Tocopilla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Freirina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Vallenar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Coquimbo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Coquimbo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La Serena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La Serena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Ovalle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Angol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Collipulli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Padre las Casas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Pucón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Temuco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<text:s/>Victoria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Catemu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Concón 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Villa Mercedes 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Gral.Conesa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Esquel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rhue - Adolfo Alsin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ahia Blanc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oronel Dorrego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Lamadrid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oronel Suar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dolfo Gonzales Chav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uamini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onte Hermos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rmen De Patagon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ua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igue - Saavedr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ornquist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res Arroyo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rlos Casar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rlos Tejedor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Daireaux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Villega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Hipólito Yrigoye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9 de Juli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ehuajó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merica - Rivadavi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lliquel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renque Lauque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hacabuc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Florentino Ameghin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Arenal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Pint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os Toldos - General Viamonte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string" calcext:value-type="string">
            <text:p>ING. LUIGGI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Juni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Vedia - Leandro N. Alem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rrecif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arader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pitán Sarmiento</text:p>
          </table:table-cell>
        </table:table-row>
        <table:table-row table:style-name="ro1">
          <table:table-cell office:value-type="string" calcext:value-type="string">
            <text:p>Provicia de Buenos Aires</text:p>
          </table:table-cell>
          <table:table-cell office:value-type="string" calcext:value-type="string">
            <text:p>Carmen de Arec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ergamin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Ramall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lt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Andrés de Gil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Antonio de Arec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Nicolá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mpana</text:p>
          </table:table-cell>
        </table:table-row>
        <table:table-row table:style-name="ro1">
          <table:table-cell office:value-type="string" calcext:value-type="string">
            <text:p>Provincia de Buenos Aires </text:p>
          </table:table-cell>
          <table:table-cell office:value-type="string" calcext:value-type="string">
            <text:p>Escobar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pilla de Señor - Exaltación de la Cru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Villa Maipu - General San Marti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Jose C. Pa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ortuguitas - Malvinas Argentina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ilar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Victoria - San Fernand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Isidr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Don Torcuato - Tigr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Vicente Lóp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Zarat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drogue - Almirante Brown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Quillo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randi - Avellaneda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Quintero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erazategui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onte Grande - Esteban Echeverría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San Antonio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Ezeiz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Florencio Varel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nu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omas de Zamor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emperley - Lomas de Zamor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Quilm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Quilmes Oeste - Quilmes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San Felipe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lla Alemana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lla Alemana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Graneros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Pichilemu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engo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San Fernando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San Vicente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Santa Cruz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auquenes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auquenes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Alto Hospicio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Las Heras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Rodrigu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Ituzaing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ujá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arcos Pa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erlo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onstitución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oreno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uricó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oron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Calama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uricó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Calama 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aldera 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hañaral 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Linares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San Clemente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San Javier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Talca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Talca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Talca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Talca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Arauco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añete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seros - Tres De Febrer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yacucho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alcarc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Alvarado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Diego de Almagro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iramar - General Alvarad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hillá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Madariag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Ar Del Plata - General Pueyrredo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oberia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Vallenar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ncepción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aipu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<text:s/>Concepción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Coquimbo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ta Clara Del Mar - Mar Chiquita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ncepción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ronel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La Serena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Necochea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ronel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La Serena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La Serena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<text:s/>Curanilahu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Necochea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La Serena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Hualpé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inamar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Ovalle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Cayetan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Lebu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Los Ángeles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ar de Ajo - Pdo. de la Cos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Villa Gesell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Talcahuan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Talcahuano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Loncoche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Temuco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Los Andes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Quillota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Quillota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San Esteban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Lota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Penc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San Pedro de la Paz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enito Juar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olivar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La Madrid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prid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s Flor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Olavarrí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Rauch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apalqu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Alberti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ragad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hivilcoy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hivilcoy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obo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erced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Navarr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Roque Pere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ladill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uipach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eriss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Beriss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ñuela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astelli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hascomu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oronel Brandse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Belgran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General Paz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City Bell - La Pla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Plata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San Fernando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Romeral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Talca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ncepción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hillán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Castro 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 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Coyhaiqu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Bui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errillos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erro Navi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oli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onchalí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El Bosqu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El Mont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Huechurab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Flori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Flori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Pinta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Pinta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Rei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mp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o Espej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Maipú </text:p>
          </table:table-cell>
        </table:table-row>
        <table:table-row table:style-name="ro1">
          <table:table-cell office:value-type="string" calcext:value-type="string">
            <text:p>XV Regio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adre Hurta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ain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ain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ain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dro Aguirre Cer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ñalolé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ñalolé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rovidenci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rovidenci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dahuel 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residente Perón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Punta Indi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Miguel Del Mont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San Vicente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Tordill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Matanz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Matanza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string" calcext:value-type="string">
            <text:p>Sincelejo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Matanz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Matanza</text:p>
          </table:table-cell>
        </table:table-row>
        <table:table-row table:style-name="ro1">
          <table:table-cell office:value-type="string" calcext:value-type="string">
            <text:p>Provincia de Buenos Aires</text:p>
          </table:table-cell>
          <table:table-cell office:value-type="string" calcext:value-type="string">
            <text:p>La Matanz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Talcahuan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Talcahuan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Tomé </text:p>
          </table:table-cell>
        </table:table-row>
        <table:table-row table:style-name="ro1">
          <table:table-cell office:value-type="string" calcext:value-type="string">
            <text:p>Loreto / Maynas</text:p>
          </table:table-cell>
          <table:table-cell office:value-type="string" calcext:value-type="string">
            <text:p>Iquitos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Calbuco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Osorno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Osorno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rranque 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Quellón 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Aysén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Chile Chico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Coyhaique 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<text:s/>Cisnes</text:p>
          </table:table-cell>
        </table:table-row>
        <table:table-row table:style-name="ro1">
          <table:table-cell office:value-type="string" calcext:value-type="string">
            <text:p>XII Region</text:p>
          </table:table-cell>
          <table:table-cell office:value-type="string" calcext:value-type="string">
            <text:p>Punta Arenas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Bui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Bui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errillos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erro Navi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oli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onchalí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Curacaví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El Bosqu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El Bosqu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Estación Central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Huechurab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Independenci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Cister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Flori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Flori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Flori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Granj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Pinta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Pinta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 Pintan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<text:s/>La Rein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mp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as Condes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o Barneche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o Espej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o Espej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Lo Prado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Macul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Maipú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Melipill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Melipill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Melipill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Ñuño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adre Hurtado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ain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dro Aguirre Cerd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dro Aguirre Cerd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eñalolén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irque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rovidenci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dahuel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dahuel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ente Alt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ente Alt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ente Alt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Quilicur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Quinta Normal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Quinta Normal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Recoleta </text:p>
          </table:table-cell>
        </table:table-row>
        <table:table-row table:style-name="ro1">
          <table:table-cell office:value-type="string" calcext:value-type="string">
            <text:p>Arequipa</text:p>
          </table:table-cell>
          <table:table-cell office:value-type="string" calcext:value-type="string">
            <text:p>Camaná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SASE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Santiago de Surco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Puente Alt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Recoleta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Alto Hospicio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Renca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Joaquí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Joaquín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Bernard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Joaquín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tiago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José de Maipo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Miguel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Miguel 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Ramón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Ramón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 Ramón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Talagante</text:p>
          </table:table-cell>
        </table:table-row>
        <table:table-row table:style-name="ro1">
          <table:table-cell office:value-type="string" calcext:value-type="string">
            <text:p>XIII Region</text:p>
          </table:table-cell>
          <table:table-cell office:value-type="string" calcext:value-type="string">
            <text:p>Til Til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V Regio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o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on</text:p>
          </table:table-cell>
          <table:table-cell office:value-type="string" calcext:value-type="string">
            <text:p><text:s/>Arica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Cochrane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Aysén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La Unión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Coyhaique </text:p>
          </table:table-cell>
        </table:table-row>
        <table:table-row table:style-name="ro1"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MAGÉ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NITERÓI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PARACAMBI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string" calcext:value-type="string">
            <text:p>RIO BRANCO/ ESTACAO <text:s/>EXPERIMENTAL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string" calcext:value-type="string">
            <text:p>La Dorada</text:p>
          </table:table-cell>
        </table:table-row>
        <table:table-row table:style-name="ro1">
          <table:table-cell office:value-type="string" calcext:value-type="string">
            <text:p>Bolivar</text:p>
          </table:table-cell>
          <table:table-cell office:value-type="string" calcext:value-type="string">
            <text:p>Cartagena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string" calcext:value-type="string">
            <text:p>ARAPIRACA/JARDIM ESPERANÇA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string" calcext:value-type="string">
            <text:p>MACÉIO/FAROL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string" calcext:value-type="string">
            <text:p>PALMEIRAS DOS ÍNDIOS/ SÃO CRISTOVÃO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CAPARU/TERRA PRETA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NOVA IGUAÇU - CENTRO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string" calcext:value-type="string">
            <text:p>MACAPÁ/SANTA RITA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PARAMCAMBI - CENTRO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string" calcext:value-type="string">
            <text:p>SANTANA/HOSPITALIDADE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PARAÍBA DO SUL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EUNÁPOLIS/SANTA ISABEL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PETROPOLIS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FEIRA DE SANTANA/PONTO CENTRAL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RESENDE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JEQUIE/MANDACARU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JUAZEIRO/PEDRO DO LORD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LAURO DE FREITAS/CAJI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PAULO AFONSO/ PERPETUO DO SOCORRO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PORTO SEGURO/PACATA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ALVADOR/PERNAMBUES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ALVADOR/PELOURINHO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ANTO ANTONIO DE JESUS/ <text:s/>SÃO BENEDITO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ENHOR DO BONFIM/BARISTA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SERRINHA/ CENTRO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TEIXEIRA DE FREITAS/ MONTE CASTELO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VITORIA DA CONQUISTA/ 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ARACATI/AEROPORT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BARBALHA/ 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CAMOCIN/ 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CAMOCIN/ 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EUSÉBIO/ PARQUE HAVAI 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FORTALEZA/ RODOLFO TEOFIL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FORTALEZA/ 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FORTALEZA/ ITAPERY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FORTALEZA/ <text:s/>SEIS BOCAS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FORTALEZA/ <text:s/>BARRA DO CEARA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FORTALEZA/ <text:s text:c="2"/>MARAPONGA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HORIZONTE/PLANALTO HORIZONTE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ICÓ/ 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IGUATU/PRADO 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JUAZEIRO DO NORTE/ SOCOR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LIMOEIRO DO NORTE/ CENTRO 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MARACANAU/PAJUCARA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MARANGUAPE/CENTR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PARAIPABA/ LAGOA DE BEBE 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QUIXADA/ PLANALTO UNIVERSITARIO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QUIXERAMOBIM/ DUQUE DE CAXIAS 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SOBRAL/CAMPO DOS VELHOS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TAUA/ ALTO BRILH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/ TAGUATINGA NORTE 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/ CEILANDIA SUL 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/ GUARA II 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/ PARANO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/ SAMAMBAIA SUL 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DEFERAL/ SANTA MARIA NOR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ISTRITO FEDERAL/ SOBRADINHO II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<text:s/>CACHOEIRO DE ITAPEMIRIM/ OTTO MARINS 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COLATINA/ CARLOS GERMANO NAUMA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SERRA/ LARANJEIRAS 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VILA VELHA/ CENTRO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VILA VELHA/ ILHA DE SANTA MARIA</text:p>
          </table:table-cell>
        </table:table-row>
        <table:table-row table:style-name="ro1">
          <table:table-cell office:value-type="string" calcext:value-type="string">
            <text:p><text:s/>GOIÁ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APARECIDA DE GOIÂNIA /JARDIM NOVA ERA 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CALDAS NOVAS/ NOVA VILA 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GOIÂNIA/ OESTE 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GOIÂNIA/ AEROPORTO 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<text:s/>RIOVERDE/ VILA AMALIA 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SENADOR CANEDO/ SANTA ROSA 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TRINDADE/ <text:s/>VILA PAI ETERNO 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CAXIAS/ SALOBRO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COELHO NETO/ SANTANA 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IMPERATRIZ/ PQ ANHANGUERA 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PEDREIRAS/ CENTRO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SÃO LUÍS/ SÃO FRANCISCO 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SÃO LUIS/ MONTE CASTELO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TIMON/ PARQUE ALVORADA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ARBACENA/ CENTR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ELO HORIZONTE/ SANTA EFIGENIA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ELO HORIZONTE/ <text:s/>BANDEIRANTES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ETIM/ <text:s/>ANGOLA 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ITABUNA/ CAMPO FORMOSO 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ITAPETINGA/ MORUMBI 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JACOBINA/ CAEIRA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OCAIUVA/ <text:s/>BOMFIM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RASÍLIA DE MINAS/ CENTR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CARANGOLA/ OURO VERDE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CARATINGA/ ESPLANADA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CONGONHAS/ BOM OSCAR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CONSELHEIRO LAFAIETE/ TOPAZI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BARBALHA/ <text:s/>ALVORADA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SÃO FRANCISCO/ CENTRO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GOVERNADOR VALADARES/ CENTR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IBIRITE/ <text:s/>CRUZEIRO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Taltal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ITAOBIM/ CENTR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ITAUNA/ RESIDENCIAL SAO GERA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JUIZ DE FORA/ <text:s/>SANTA HELENA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LAGOA SANTA/ CENTR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MANHUACU/ <text:s/>BAIRRO TODOS OS SANTOS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MONTES CLAROS/ <text:s/>CENTRO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OLIVEIRA/ GRACAS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RIBEIRÃO DAS NEVES/ CENTRO 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uricó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Pelluhue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Licantén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Villa Alegre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Sagrada Familia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Pelarco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San Javier</text:p>
          </table:table-cell>
        </table:table-row>
        <table:table-row table:style-name="ro1">
          <table:table-cell office:value-type="string" calcext:value-type="string">
            <text:p>VII Region</text:p>
          </table:table-cell>
          <table:table-cell office:value-type="string" calcext:value-type="string">
            <text:p>Constitución 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SÃO LOURENÇO/ <text:s/>NOSSA SENHORA DE LOU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TRÊS CORAÇÕES/ COTIA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UBERABA/ <text:s/>CENTRO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UBERLÂNDIA/ TIBERY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UBERLÂNDIA/ <text:s/>LUIZOTE DE FREITAS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VARGINHA/ <text:s/>BOM PASTOR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VÁRZEA DA PALMA/ PINLAR I 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VESPASIANO/ ANGICOS 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string" calcext:value-type="string">
            <text:p>CAMPO GRANDE/ VILA ANTONIO VENDAS 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string" calcext:value-type="string">
            <text:p>CORUMBÁ/ CENTRO 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string" calcext:value-type="string">
            <text:p>DOURADOS/ CENTRO 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string" calcext:value-type="string">
            <text:p>PONTA PORÃ/ CENTRO </text:p>
          </table:table-cell>
        </table:table-row>
        <table:table-row table:style-name="ro1">
          <table:table-cell office:value-type="string" calcext:value-type="string">
            <text:p>XII Region</text:p>
          </table:table-cell>
          <table:table-cell office:value-type="string" calcext:value-type="string">
            <text:p>Punta Arenas 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Panguipulli</text:p>
          </table:table-cell>
        </table:table-row>
        <table:table-row table:style-name="ro1">
          <table:table-cell office:value-type="string" calcext:value-type="string">
            <text:p>Atlantico</text:p>
          </table:table-cell>
          <table:table-cell office:value-type="string" calcext:value-type="string">
            <text:p>Barranquill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La Unión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Los Lagos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Mariquin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<text:s/>Panguipulli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 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Panguipulli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Panguipulli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Máfil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Río Bueno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Paillaco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Futrono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Lago Ranco</text:p>
          </table:table-cell>
        </table:table-row>
        <table:table-row table:style-name="ro1">
          <table:table-cell office:value-type="string" calcext:value-type="string">
            <text:p>XIV Regio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V Regio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o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string" calcext:value-type="string">
            <text:p>BARRA DAS GARÇAS/ CENTRO 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string" calcext:value-type="string">
            <text:p>CUIABÁ/ JD CAMPOS ELISEOS 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string" calcext:value-type="string">
            <text:p>CUIABÁ/ J COOPHEMA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string" calcext:value-type="string">
            <text:p>RONDONÓPOLIS/ <text:s/>CENTRO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ABAETETUBA/ <text:s/>ZONA RURAL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BELÉM/ MARCO 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BELÉM/ NOVA MARAMBAIA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BRAGANÇA/ CENTRO 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MARITUBA/ <text:s/>MIRIZAL 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SANTA IsABEL DO PARÁ/ JUAZEIRO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<text:s/>SANTARÉM/ APARECIDA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Alto Hospicio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Los Sauces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Renaico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Lumaco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Temuco </text:p>
          </table:table-cell>
        </table:table-row>
        <table:table-row table:style-name="ro1">
          <table:table-cell office:value-type="string" calcext:value-type="string">
            <text:p>IX Region</text:p>
          </table:table-cell>
          <table:table-cell office:value-type="string" calcext:value-type="string">
            <text:p>Nueva Imperial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Iquique </text:p>
          </table:table-cell>
        </table:table-row>
        <table:table-row table:style-name="ro1">
          <table:table-cell table:number-columns-repeated="2" office:value-type="string" calcext:value-type="string">
            <text:p>RIO DE JANEIRO</text:p>
          </table:table-cell>
        </table:table-row>
        <table:table-row table:style-name="ro1">
          <table:table-cell table:number-columns-repeated="2" office:value-type="string" calcext:value-type="string">
            <text:p>RIO DE JANEIRO</text:p>
          </table:table-cell>
        </table:table-row>
        <table:table-row table:style-name="ro1">
          <table:table-cell table:number-columns-repeated="2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CABEDELO/ CENTRO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CAJAZEIRAS/ CENTRO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<text:s/>CAMPINA GRANDE/ LAURITZEN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GUARABIRA/ <text:s/>CORDEIRO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JOÃO PESSOA/ TORRE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JOÃO PESSOA/ RANGEL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PATOS/ CENTRO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PIANCÓ/ OURO BRANCO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POMBAL/ CENTRO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PRINCESA ISABEL/ CRUZEIRO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SAPE/ CENTRO 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string" calcext:value-type="string">
            <text:p>SOUZA/ AREIAS 1 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ABREU E LIMA/ TIMBO 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CABO DE SANTO AGOSTINHO/ CENTRO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CAMARAGIBE/ <text:s/>ALBERTO MAIA 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JABOATÃO DOS GUARARAPES/ PIEDADE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JABOATÃO DOS GUARARAPES/ SUCUPIRA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LIMOEIRO/ CENTRO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OLINDA/ JARDIM FRAGOSO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PAULISTA/ TORRES GALVAO 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PETROLINA/ VILA MOCO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RECIFE/ JAQUEIRA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RECIFE/ ZUMBI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RECIFE/ SANTO AMARO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RECIFE/ <text:s/>IMBIRIBEIRA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RECIFE/ AF0GADOS 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RECIFE/ HIPODROMO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SERRA TALHADA/ AABB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FLORIANO/ CENTRO 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PARNAÍBA/ SAO JUDAS TADEU 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PICOS/ POVAODO IPUEIRAS II 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PIRIPIRI/ESTACAO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TERESINA/ NOSSA SENHORA DAS GR</text:p>
          </table:table-cell>
        </table:table-row>
        <table:table-row table:style-name="ro1">
          <table:table-cell table:number-columns-repeated="2" office:value-type="string" calcext:value-type="string">
            <text:p>RIO DE JANEIRO</text:p>
          </table:table-cell>
        </table:table-row>
        <table:table-row table:style-name="ro1">
          <table:table-cell table:number-columns-repeated="2"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SÃO GONÇALO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SÃO JOÃO DE MERITI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TRES RIOS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VALENÇA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VOLTA REDONDA 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MACAIBA</text:p>
          </table:table-cell>
        </table:table-row>
        <table:table-row table:style-name="ro1">
          <table:table-cell office:value-type="string" calcext:value-type="string">
            <text:p>I Region</text:p>
          </table:table-cell>
          <table:table-cell office:value-type="string" calcext:value-type="string">
            <text:p>Alto Hospicio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<text:s/>Antofagasta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Antofagasta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Tocopilla </text:p>
          </table:table-cell>
        </table:table-row>
        <table:table-row table:style-name="ro1">
          <table:table-cell office:value-type="string" calcext:value-type="string">
            <text:p>II Region</text:p>
          </table:table-cell>
          <table:table-cell office:value-type="string" calcext:value-type="string">
            <text:p>Calama 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 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 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hañaral 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MACAU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MOSSORO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MOSSORO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string" calcext:value-type="string">
            <text:p>RIO GRANDE DO NORTE </text:p>
          </table:table-cell>
          <table:table-cell office:value-type="string" calcext:value-type="string">
            <text:p>NOVA CRUZ</text:p>
          </table:table-cell>
        </table:table-row>
        <table:table-row table:style-name="ro1">
          <table:table-cell office:value-type="string" calcext:value-type="string">
            <text:p>RONDONIA</text:p>
          </table:table-cell>
          <table:table-cell office:value-type="string" calcext:value-type="string">
            <text:p>PORTO VELHO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string" calcext:value-type="string">
            <text:p>BOA VIST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ALEGRET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ALVORAD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AUGUSTO PESTANA 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BAG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BENTO GONÇALVES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CANGUCU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CANOAS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CAXIAS DO SUL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CAXIAS DO SUL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ERECHIM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FARROUPILH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GRAVATAI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IJUI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NOVA PALMA 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NOVO HAMBURGO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ASSO FUNDO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ELOTAS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RIO GRANDE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NTA CRUZ DO SUL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NTA MARIA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Vallenar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NTA MARI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NTANA DO LIVRAMENTO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NTO ANGELO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ÃO BORJ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ÃO LORENÇO DO SUL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ÃO LUIZ GONZAGA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SAPUCAI DO SUL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VENANCIO AIRES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VIAMÃO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BLUMENAU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BRUSQUE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CAÇADOR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CHAPECO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CRICIUMA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</text:p>
          </table:table-cell>
        </table:table-row>
        <table:table-row table:style-name="ro1">
          <table:table-cell office:value-type="string" calcext:value-type="string">
            <text:p>III Region</text:p>
          </table:table-cell>
          <table:table-cell office:value-type="string" calcext:value-type="string">
            <text:p>Copiapó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ITAJAÍ 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JARAGUA DO SUL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JOINVILLE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LAGES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TUBARÃO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string" calcext:value-type="string">
            <text:p>ARACAJÚ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string" calcext:value-type="string">
            <text:p>ITABAIANA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string" calcext:value-type="string">
            <text:p>LAGARTO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string" calcext:value-type="string">
            <text:p>NOSSA SENHORA DO SOCORR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AMPAR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ANDRADIN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ARACATUB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ARARAQUAR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BARUERI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BAURU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BOTUCATU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CACAPAV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CAMPINA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CAMPINA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CAMPINAS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string" calcext:value-type="string">
            <text:p>ARACAJÚ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CAPIVARI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CARAPICUIB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DIADEM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DRACEN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EMBU DAS ARTE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FRANC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GARC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GUARUJ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GUARULHO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HORTOLANDI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HORTOLANDIA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Andacollo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Ovalle </text:p>
          </table:table-cell>
        </table:table-row>
        <table:table-row table:style-name="ro1">
          <table:table-cell office:value-type="string" calcext:value-type="string">
            <text:p>IV Region</text:p>
          </table:table-cell>
          <table:table-cell office:value-type="string" calcext:value-type="string">
            <text:p>Coquimbo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Limache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Quillota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San Antonio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San Felipe </text:p>
          </table:table-cell>
        </table:table-row>
        <table:table-row table:style-name="ro1">
          <table:table-cell office:value-type="string" calcext:value-type="string">
            <text:p>V Region</text:p>
          </table:table-cell>
          <table:table-cell office:value-type="string" calcext:value-type="string">
            <text:p>Viña del Mar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APUCARANA/CENTRO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ARAUCARIA / CENTRO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AMPO LARGO/ <text:s/>VILA BANCARI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DAIATUB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TANHAEM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TAPECERIC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TAPETINING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ASCAVEL/ CENTR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TAPIR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TATIB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OLOMBO/ <text:s/>VILA AUGUSTA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JACAREI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JAU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JUNDIAI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JARDIM BOTANIC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LIMEIR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LIN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MARILI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MARTINOPOLIS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VILA IZABEL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MAU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PINHEIRINHO</text:p>
          </table:table-cell>
        </table:table-row>
        <table:table-row table:style-name="ro1">
          <table:table-cell office:value-type="string" calcext:value-type="string">
            <text:p>SÃO PAULO]</text:p>
          </table:table-cell>
          <table:table-cell office:value-type="string" calcext:value-type="string">
            <text:p>MOCOC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MOGI GUACU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MOGI MIRIM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OSASC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PIRASSUNUNG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PRESIDENTE PRUDENTE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RANCHARI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GUABIROTUBA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BACACHERI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INDAIATUB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<text:s/>VILA IZABEL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CURITIBA/ JUVEVE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FOZ DO IGUAÇU/ VILA YOLANDA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GUARAPUAVA / <text:s/>TRIANON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LONDRINA/ <text:s/>GLEBA LINDOIA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MARINGÁ/ VILA MORANGUEIRA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PARANAVA I/ JARDIM SAO JORGE 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PINHAIS/ <text:s/>MARIA ANTONIET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PIRAQUARA/ <text:s/>JARDIM BELA VIST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PONTA GROSSA/ <text:s/>CENTRO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PRUDENTÓPOLIS/ <text:s/>CENTR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RIBEIRÃO PIRE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RIBEIRÃO PRET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RIO CLAR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ANTANA DE PARNAIB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BERNARDO DO CAMP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BERNARDO DO CAMP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BERNARDO DO CAMP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CAETANO DO SUL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CARLO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BOA VISTA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ROLÂNDIA/ <text:s/>CENTR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JOSÉ DO RIO PRET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JOSÉ DO RIO PRETO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SÃO JOSÉ DOS PINHAIS/ CENTRO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TOLEDO/ <text:s/>CENTRO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UMUARAMA/ <text:s/>CENTRO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JOSÉ DOS CAMPOS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PAULO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PAULO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PAULO 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SÃO PAULO 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table:number-columns-repeated="2" office:value-type="string" calcext:value-type="string">
            <text:p>SÃO PAULO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TABOÃO DA SERRA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TAUBATÉ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VOTUPORANGA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string" calcext:value-type="string">
            <text:p>GURUPI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string" calcext:value-type="string">
            <text:p>PALMAS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Osorno 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Castro </text:p>
          </table:table-cell>
        </table:table-row>
        <table:table-row table:style-name="ro1">
          <table:table-cell office:value-type="string" calcext:value-type="string">
            <text:p>X Region</text:p>
          </table:table-cell>
          <table:table-cell office:value-type="string" calcext:value-type="string">
            <text:p>Puerto Montt </text:p>
          </table:table-cell>
        </table:table-row>
        <table:table-row table:style-name="ro1">
          <table:table-cell office:value-type="string" calcext:value-type="string">
            <text:p>XI Region</text:p>
          </table:table-cell>
          <table:table-cell office:value-type="string" calcext:value-type="string">
            <text:p>Coyhaique 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XIV Región</text:p>
          </table:table-cell>
          <table:table-cell office:value-type="string" calcext:value-type="string">
            <text:p>Río Bueno</text:p>
          </table:table-cell>
        </table:table-row>
        <table:table-row table:style-name="ro1">
          <table:table-cell office:value-type="string" calcext:value-type="string">
            <text:p>XV Regió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CHIAPAS </text:p>
          </table:table-cell>
          <table:table-cell office:value-type="string" calcext:value-type="string">
            <text:p>TUXTLA GUITIERREZ</text:p>
          </table:table-cell>
        </table:table-row>
        <table:table-row table:style-name="ro1">
          <table:table-cell office:value-type="string" calcext:value-type="string">
            <text:p>XV Regió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ó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ó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ó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office:value-type="string" calcext:value-type="string">
            <text:p>XV Región</text:p>
          </table:table-cell>
          <table:table-cell office:value-type="string" calcext:value-type="string">
            <text:p>Arica</text:p>
          </table:table-cell>
        </table:table-row>
        <table:table-row table:style-name="ro1">
          <table:table-cell table:number-columns-repeated="2" office:value-type="string" calcext:value-type="string">
            <text:p>AGUASCALIENTES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JESÚS MARÍA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RINCÓN DE ROMOS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CUAUTLA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CUERNAVACA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JIUTEPEC</text:p>
          </table:table-cell>
        </table:table-row>
        <table:table-row table:style-name="ro1">
          <table:table-cell office:value-type="string" calcext:value-type="string">
            <text:p>ZACATEPEC</text:p>
          </table:table-cell>
          <table:table-cell office:value-type="string" calcext:value-type="string">
            <text:p>MORELOS</text:p>
          </table:table-cell>
        </table:table-row>
        <table:table-row table:style-name="ro1">
          <table:table-cell office:value-type="string" calcext:value-type="string">
            <text:p>TEMIXCO</text:p>
          </table:table-cell>
          <table:table-cell office:value-type="string" calcext:value-type="string">
            <text:p>MORELOS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XOCHITEPEC</text:p>
          </table:table-cell>
        </table:table-row>
        <table:table-row table:style-name="ro1">
          <table:table-cell table:number-columns-repeated="2" office:value-type="string" calcext:value-type="string">
            <text:p>Arequipa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SAN JUAN DEL RÍO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SAN JUAN DEL RÍO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TEQUISQUIAPAN</text:p>
          </table:table-cell>
        </table:table-row>
        <table:table-row table:style-name="ro1">
          <table:table-cell office:value-type="string" calcext:value-type="string">
            <text:p>COAHUILA </text:p>
          </table:table-cell>
          <table:table-cell office:value-type="string" calcext:value-type="string">
            <text:p>ACUÑA 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CORREGIDORA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LOMA BONITA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SANTA MARÍA MAGDALENA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REFORMA AGRARIA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CAMPECHE </text:p>
          </table:table-cell>
          <table:table-cell office:value-type="string" calcext:value-type="string">
            <text:p>CARMEN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MATAMOROS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MONCLOVA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PIEDRAS NEGRAS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SABINAS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SALTILLO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SAN PEDRO </text:p>
          </table:table-cell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TORREÓN </text:p>
          </table:table-cell>
        </table:table-row>
        <table:table-row table:style-name="ro1">
          <table:table-cell office:value-type="string" calcext:value-type="string">
            <text:p>CHIAPAS </text:p>
          </table:table-cell>
          <table:table-cell office:value-type="string" calcext:value-type="string">
            <text:p>COMITÁN DE DOMÍNGUEZ 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FRONTERA COMALAPA </text:p>
          </table:table-cell>
        </table:table-row>
        <table:table-row table:style-name="ro1">
          <table:table-cell office:value-type="string" calcext:value-type="string">
            <text:p>CHIAPAS </text:p>
          </table:table-cell>
          <table:table-cell office:value-type="string" calcext:value-type="string">
            <text:p>PALENQUE 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SAN CRISTÓBAL DE LAS CASAS </text:p>
          </table:table-cell>
        </table:table-row>
        <table:table-row table:style-name="ro1">
          <table:table-cell office:value-type="string" calcext:value-type="string">
            <text:p>CHIAPAS </text:p>
          </table:table-cell>
          <table:table-cell office:value-type="string" calcext:value-type="string">
            <text:p>TAPACHULA </text:p>
          </table:table-cell>
        </table:table-row>
        <table:table-row table:style-name="ro1">
          <table:table-cell office:value-type="string" calcext:value-type="string">
            <text:p>CHIAPAS </text:p>
          </table:table-cell>
          <table:table-cell office:value-type="string" calcext:value-type="string">
            <text:p>TAPACHULA </text:p>
          </table:table-cell>
        </table:table-row>
        <table:table-row table:style-name="ro1">
          <table:table-cell office:value-type="string" calcext:value-type="string">
            <text:p>CHIAPAS </text:p>
          </table:table-cell>
          <table:table-cell office:value-type="string" calcext:value-type="string">
            <text:p>TONALÁ </text:p>
          </table:table-cell>
        </table:table-row>
        <table:table-row table:style-name="ro1">
          <table:table-cell office:value-type="string" calcext:value-type="string">
            <text:p>CHIHUAHUA </text:p>
          </table:table-cell>
          <table:table-cell office:value-type="string" calcext:value-type="string">
            <text:p>CASAS GRANDES </text:p>
          </table:table-cell>
        </table:table-row>
        <table:table-row table:style-name="ro1">
          <table:table-cell table:number-columns-repeated="2" office:value-type="string" calcext:value-type="string">
            <text:p>ZACATECAS</text:p>
          </table:table-cell>
        </table:table-row>
        <table:table-row table:style-name="ro1">
          <table:table-cell table:number-columns-repeated="2" office:value-type="string" calcext:value-type="string">
            <text:p>CHIHUAHUA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UAHUA </text:p>
          </table:table-cell>
        </table:table-row>
        <table:table-row table:style-name="ro1">
          <table:table-cell office:value-type="string" calcext:value-type="string">
            <text:p>CHIHUAHUA </text:p>
          </table:table-cell>
          <table:table-cell office:value-type="string" calcext:value-type="string">
            <text:p>CUAHUTÉMOC 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RÍO GRANDE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DELICIAS 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GUADALUPE Y CALVO </text:p>
          </table:table-cell>
        </table:table-row>
        <table:table-row table:style-name="ro1">
          <table:table-cell office:value-type="string" calcext:value-type="string">
            <text:p>CHIHUAHUA </text:p>
          </table:table-cell>
          <table:table-cell office:value-type="string" calcext:value-type="string">
            <text:p>HIDALGO DEL PARRAL 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<text:s/>NOCHISTLÁN</text:p>
          </table:table-cell>
        </table:table-row>
        <table:table-row table:style-name="ro1">
          <table:table-cell office:value-type="string" calcext:value-type="string">
            <text:p>CHIHUAHUA </text:p>
          </table:table-cell>
          <table:table-cell office:value-type="string" calcext:value-type="string">
            <text:p>JUÁREZ 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LORETO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UÁREZ 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TLALTENANGO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UÁREZ </text:p>
          </table:table-cell>
        </table:table-row>
        <table:table-row table:style-name="ro1">
          <table:table-cell office:value-type="string" calcext:value-type="string">
            <text:p>DURANGO </text:p>
          </table:table-cell>
          <table:table-cell office:value-type="string" calcext:value-type="string">
            <text:p>DURANGO</text:p>
          </table:table-cell>
        </table:table-row>
        <table:table-row table:style-name="ro1">
          <table:table-cell table:number-columns-repeated="2" office:value-type="string" calcext:value-type="string">
            <text:p>DURANGO </text:p>
          </table:table-cell>
        </table:table-row>
        <table:table-row table:style-name="ro1">
          <table:table-cell office:value-type="string" calcext:value-type="string">
            <text:p>MICHOACÁN</text:p>
          </table:table-cell>
          <table:table-cell office:value-type="string" calcext:value-type="string">
            <text:p>MORELIA </text:p>
          </table:table-cell>
        </table:table-row>
        <table:table-row table:style-name="ro1">
          <table:table-cell office:value-type="string" calcext:value-type="string">
            <text:p>MICHOACÁN</text:p>
          </table:table-cell>
          <table:table-cell office:value-type="string" calcext:value-type="string">
            <text:p>URUAPAN </text:p>
          </table:table-cell>
        </table:table-row>
        <table:table-row table:style-name="ro1">
          <table:table-cell office:value-type="string" calcext:value-type="string">
            <text:p>MICHOACAN </text:p>
          </table:table-cell>
          <table:table-cell office:value-type="string" calcext:value-type="string">
            <text:p>ZITÁCUARO </text:p>
          </table:table-cell>
        </table:table-row>
        <table:table-row table:style-name="ro1">
          <table:table-cell office:value-type="string" calcext:value-type="string">
            <text:p>CALVILLO </text:p>
          </table:table-cell>
          <table:table-cell office:value-type="string" calcext:value-type="string">
            <text:p>AGUASCALIENTES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SAN PABLO DEL MONTE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ZACATELCO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ÁRDENAS 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ENTLA 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CUNDUACÁN </text:p>
          </table:table-cell>
        </table:table-row>
        <table:table-row table:style-name="ro1">
          <table:table-cell office:value-type="string" calcext:value-type="string">
            <text:p>TABASCO </text:p>
          </table:table-cell>
          <table:table-cell office:value-type="string" calcext:value-type="string">
            <text:p>EMILIANO ZAPATA </text:p>
          </table:table-cell>
        </table:table-row>
        <table:table-row table:style-name="ro1">
          <table:table-cell office:value-type="string" calcext:value-type="string">
            <text:p>TABASCO </text:p>
          </table:table-cell>
          <table:table-cell office:value-type="string" calcext:value-type="string">
            <text:p>HUIMANGUILLO 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JALPA DE MÉNDEZ </text:p>
          </table:table-cell>
        </table:table-row>
        <table:table-row table:style-name="ro1">
          <table:table-cell office:value-type="string" calcext:value-type="string">
            <text:p>TABASCO </text:p>
          </table:table-cell>
          <table:table-cell office:value-type="string" calcext:value-type="string">
            <text:p>JONUTA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MACUSPANA </text:p>
          </table:table-cell>
        </table:table-row>
        <table:table-row table:style-name="ro1">
          <table:table-cell office:value-type="string" calcext:value-type="string">
            <text:p>TABASCO </text:p>
          </table:table-cell>
          <table:table-cell office:value-type="string" calcext:value-type="string">
            <text:p>PARAÍSO 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TONOSIQUE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AHOME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ONCORDIA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ULIACÁN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CULIACÁN 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ESCUINAPA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GUASAVE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MAZATLÁN 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MAZATLÁN 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NAVOLATO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NAVOLATO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SALVADOR ALVARADO</text:p>
          </table:table-cell>
        </table:table-row>
        <table:table-row table:style-name="ro1">
          <table:table-cell office:value-type="string" calcext:value-type="string">
            <text:p>SINALOA </text:p>
          </table:table-cell>
          <table:table-cell office:value-type="string" calcext:value-type="string">
            <text:p>SINALOA DE LEYVA 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COMONDÚ 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LORETO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LOS CABOS</text:p>
          </table:table-cell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MULEGÉ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BAHÍA DE BANDERAS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SAN BLAS 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TEPIC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string" calcext:value-type="string">
            <text:p>TUXPAN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MEXICALI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CAJEME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SAN LUIS RÍO COLORADO 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ncepción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Coronel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Penco</text:p>
          </table:table-cell>
        </table:table-row>
        <table:table-row table:style-name="ro1">
          <table:table-cell office:value-type="string" calcext:value-type="string">
            <text:p>VIII Region</text:p>
          </table:table-cell>
          <table:table-cell office:value-type="string" calcext:value-type="string">
            <text:p>Penco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San Fernando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Graneros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ancagua </text:p>
          </table:table-cell>
        </table:table-row>
        <table:table-row table:style-name="ro1">
          <table:table-cell office:value-type="string" calcext:value-type="string">
            <text:p>VI Region</text:p>
          </table:table-cell>
          <table:table-cell office:value-type="string" calcext:value-type="string">
            <text:p>Reng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MÉX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4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6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€ 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ro</number:text>
    </number:number-style>
    <number:number-style style:name="N133P1" style:volatile="true">
      <number:text>Verdad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vado</number:text>
    </number:number-style>
    <number:number-style style:name="N134P1" style:volatile="true">
      <number:text>Activado</number:text>
    </number:number-style>
    <number:number-style style:name="N134">
      <number:text>Desactivad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number-style>
    <number:number-style style:name="N2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number-style>
    <number:number-style style:name="N2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date-style style:name="N20111" number:language="pt" number:country="BR">
      <number:day/>
      <number:text>/</number:text>
      <number:month/>
      <number:text>/</number:text>
      <number:year number:style="long"/>
    </number:date-style>
    <number:date-style style:name="N20112" number:language="pt" number:country="BR">
      <number:day/>
      <number:text>/</number:text>
      <number:month number:textual="true"/>
      <number:text>/</number:text>
      <number:year/>
    </number:date-style>
    <number:date-style style:name="N20113" number:language="pt" number:country="BR">
      <number:day/>
      <number:text>/</number:text>
      <number:month number:textual="true"/>
    </number:date-style>
    <number:date-style style:name="N20114" number:language="pt" number:country="BR">
      <number:month number:textual="true"/>
      <number:text>/</number:text>
      <number:year/>
    </number:date-style>
    <number:time-style style:name="N20115" number:language="pt" number:country="BR">
      <number:hours/>
      <number:text>:</number:text>
      <number:minutes number:style="long"/>
      <number:text> </number:text>
      <number:am-pm/>
    </number:time-style>
    <number:time-style style:name="N2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0P0"/>
    </number:number-style>
    <number:number-style style:name="N2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2P2" style:volatile="true" number:language="pt" number:country="BR">
      <loext:fill-character> </loext:fill-character>
      <number:text>- </number:text>
    </number:number-style>
    <number:text-style style:name="N20122" number:language="pt" number:country="BR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3P2" style:volatile="true" number:language="pt" number:country="BR">
      <loext:text> R$ </loext:text>
      <loext:fill-character> </loext:fill-character>
      <number:text>- </number:text>
    </number:number-style>
    <number:text-style style:name="N20123" number:language="pt" number:country="BR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pt" number:country="BR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pt" number:country="BR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57:15.228325886</meta:creation-date>
    <dc:date>2017-08-08T14:57:43.748019734</dc:date>
    <meta:editing-duration>PT28S</meta:editing-duration>
    <meta:editing-cycles>1</meta:editing-cycles>
    <meta:document-statistic meta:table-count="1" meta:cell-count="3142" meta:object-count="0"/>
    <meta:generator>LibreOffice/5.1.6.2$Linux_X86_64 LibreOffice_project/10m0$Build-2</meta:generator>
  </office:meta>
</office:document-meta>
</file>